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4.154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8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size="12pt" style:font-size-asian="18pt" style:font-size-complex="12pt" style:language-complex="ur" style:country-complex="PK"/>
    </style:style>
    <style:style style:name="P4" style:family="paragraph">
      <style:paragraph-properties fo:text-align="end" style:writing-mode="rl-tb"/>
      <style:text-properties fo:font-size="12pt" style:font-size-asian="18pt" style:font-size-complex="12pt"/>
    </style:style>
    <style:style style:name="T1" style:family="text">
      <style:text-properties fo:font-size="12pt" style:font-size-asian="18pt" style:font-size-complex="12pt" style:language-complex="ur" style:country-complex="PK"/>
    </style:style>
    <style:style style:name="T2" style:family="text">
      <style:text-properties fo:font-size="12pt" style:font-size-asian="18pt" style:font-size-complex="12pt"/>
    </style:style>
    <style:style style:name="T3" style:family="text">
      <style:text-properties fo:font-family="Arial" style:font-style-name="Normal" style:font-family-generic="swiss" style:font-pitch="variable" fo:font-size="12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34cm" svg:y1="1.609cm" svg:x2="1.621cm" svg:y2="1.611cm">
          <text:p/>
        </draw:line>
        <draw:line draw:style-name="gr2" draw:text-style-name="P1" draw:layer="layout" svg:x1="4.219cm" svg:y1="0.679cm" svg:x2="4.794cm" svg:y2="0.469cm">
          <text:p/>
        </draw:line>
        <draw:line draw:style-name="gr2" draw:text-style-name="P1" draw:layer="layout" svg:x1="4.236cm" svg:y1="3.422cm" svg:x2="4.794cm" svg:y2="3.22cm">
          <text:p/>
        </draw:line>
        <draw:line draw:style-name="gr2" draw:text-style-name="P1" draw:layer="layout" svg:x1="2.428cm" svg:y1="0.679cm" svg:x2="3.03cm" svg:y2="0.486cm">
          <text:p/>
        </draw:line>
        <draw:line draw:style-name="gr2" draw:text-style-name="P1" draw:layer="layout" svg:x1="3.027cm" svg:y1="0.485cm" svg:x2="4.79cm" svg:y2="0.469cm">
          <text:p/>
        </draw:line>
        <draw:line draw:style-name="gr2" draw:text-style-name="P1" draw:layer="layout" svg:x1="3.443cm" svg:y1="2.809cm" svg:x2="3.405cm" svg:y2="1.078cm">
          <text:p/>
        </draw:line>
        <draw:line draw:style-name="gr2" draw:text-style-name="P1" draw:layer="layout" svg:x1="3.444cm" svg:y1="2.809cm" svg:x2="3.805cm" svg:y2="2.809cm">
          <text:p/>
        </draw:line>
        <draw:line draw:style-name="gr2" draw:text-style-name="P1" draw:layer="layout" svg:x1="2.853cm" svg:y1="3.012cm" svg:x2="3.446cm" svg:y2="2.806cm">
          <text:p/>
        </draw:line>
        <draw:line draw:style-name="gr3" draw:text-style-name="P1" draw:layer="layout" svg:x1="2.839cm" svg:y1="2.433cm" svg:x2="3.479cm" svg:y2="2.204cm">
          <text:p/>
        </draw:line>
        <draw:line draw:style-name="gr3" draw:text-style-name="P1" draw:layer="layout" svg:x1="2.843cm" svg:y1="2.432cm" svg:x2="2.386cm" svg:y2="2.436cm">
          <text:p/>
        </draw:line>
        <draw:line draw:style-name="gr3" draw:text-style-name="P1" draw:layer="layout" svg:x1="2.384cm" svg:y1="2.435cm" svg:x2="2.44cm" svg:y2="2.418cm">
          <text:p/>
        </draw:line>
        <draw:line draw:style-name="gr3" draw:text-style-name="P1" draw:layer="layout" svg:x1="3.444cm" svg:y1="2.199cm" svg:x2="3.475cm" svg:y2="2.205cm">
          <text:p/>
        </draw:line>
        <draw:line draw:style-name="gr3" draw:text-style-name="P1" draw:layer="layout" svg:x1="2.826cm" svg:y1="2.24cm" svg:x2="3.475cm" svg:y2="2.01cm">
          <text:p/>
        </draw:line>
        <draw:line draw:style-name="gr3" draw:text-style-name="P1" draw:layer="layout" svg:x1="2.829cm" svg:y1="2.238cm" svg:x2="2.366cm" svg:y2="2.242cm">
          <text:p/>
        </draw:line>
        <draw:line draw:style-name="gr3" draw:text-style-name="P1" draw:layer="layout" svg:x1="2.364cm" svg:y1="2.242cm" svg:x2="2.421cm" svg:y2="2.225cm">
          <text:p/>
        </draw:line>
        <draw:line draw:style-name="gr3" draw:text-style-name="P1" draw:layer="layout" svg:x1="3.44cm" svg:y1="2.005cm" svg:x2="3.471cm" svg:y2="2.011cm">
          <text:p/>
        </draw:line>
        <draw:line draw:style-name="gr3" draw:text-style-name="P1" draw:layer="layout" svg:x1="2.841cm" svg:y1="1.783cm" svg:x2="3.484cm" svg:y2="1.553cm">
          <text:p/>
        </draw:line>
        <draw:line draw:style-name="gr3" draw:text-style-name="P1" draw:layer="layout" svg:x1="2.845cm" svg:y1="1.781cm" svg:x2="2.386cm" svg:y2="1.785cm">
          <text:p/>
        </draw:line>
        <draw:line draw:style-name="gr3" draw:text-style-name="P1" draw:layer="layout" svg:x1="2.384cm" svg:y1="1.784cm" svg:x2="2.44cm" svg:y2="1.767cm">
          <text:p/>
        </draw:line>
        <draw:line draw:style-name="gr3" draw:text-style-name="P1" draw:layer="layout" svg:x1="3.449cm" svg:y1="1.547cm" svg:x2="3.48cm" svg:y2="1.553cm">
          <text:p/>
        </draw:line>
        <draw:line draw:style-name="gr3" draw:text-style-name="P1" draw:layer="layout" svg:x1="2.826cm" svg:y1="2.014cm" svg:x2="3.475cm" svg:y2="1.784cm">
          <text:p/>
        </draw:line>
        <draw:line draw:style-name="gr3" draw:text-style-name="P1" draw:layer="layout" svg:x1="2.829cm" svg:y1="2.012cm" svg:x2="2.366cm" svg:y2="2.016cm">
          <text:p/>
        </draw:line>
        <draw:line draw:style-name="gr3" draw:text-style-name="P1" draw:layer="layout" svg:x1="2.364cm" svg:y1="2.016cm" svg:x2="2.421cm" svg:y2="1.999cm">
          <text:p/>
        </draw:line>
        <draw:line draw:style-name="gr3" draw:text-style-name="P1" draw:layer="layout" svg:x1="3.44cm" svg:y1="1.779cm" svg:x2="3.471cm" svg:y2="1.785cm">
          <text:p/>
        </draw:line>
        <draw:line draw:style-name="gr1" draw:text-style-name="P1" draw:layer="layout" svg:x1="2.83cm" svg:y1="1.611cm" svg:x2="3.479cm" svg:y2="1.381cm">
          <text:p/>
        </draw:line>
        <draw:line draw:style-name="gr3" draw:text-style-name="P1" draw:layer="layout" svg:x1="3.444cm" svg:y1="1.375cm" svg:x2="3.475cm" svg:y2="1.381cm">
          <text:p/>
        </draw:line>
        <draw:line draw:style-name="gr3" draw:text-style-name="P1" draw:layer="layout" svg:x1="2.828cm" svg:y1="2.692cm" svg:x2="3.477cm" svg:y2="2.462cm">
          <text:p/>
        </draw:line>
        <draw:line draw:style-name="gr3" draw:text-style-name="P1" draw:layer="layout" svg:x1="2.832cm" svg:y1="2.69cm" svg:x2="2.369cm" svg:y2="2.694cm">
          <text:p/>
        </draw:line>
        <draw:line draw:style-name="gr3" draw:text-style-name="P1" draw:layer="layout" svg:x1="2.366cm" svg:y1="2.693cm" svg:x2="2.423cm" svg:y2="2.676cm">
          <text:p/>
        </draw:line>
        <draw:line draw:style-name="gr3" draw:text-style-name="P1" draw:layer="layout" svg:x1="3.442cm" svg:y1="2.456cm" svg:x2="3.473cm" svg:y2="2.462cm">
          <text:p/>
        </draw:line>
        <draw:line draw:style-name="gr3" draw:text-style-name="P1" draw:layer="layout" svg:x1="2.428cm" svg:y1="2.499cm" svg:x2="1.617cm" svg:y2="2.499cm">
          <text:p/>
        </draw:line>
        <draw:frame draw:style-name="gr4" draw:text-style-name="P3" draw:layer="layout" svg:width="6.696cm" svg:height="0.747cm" svg:x="2.454cm" svg:y="3.733cm">
          <draw:text-box>
            <text:p text:style-name="P2"><text:span text:style-name="T1">شکل </text:span><text:span text:style-name="T1">2</text:span><text:span text:style-name="T1">-</text:span><text:span text:style-name="T1">1</text:span><text:span text:style-name="T1"> سادہ مقناطیسی سرکٹ</text:span></text:p>
          </draw:text-box>
        </draw:frame>
        <draw:frame draw:style-name="gr5" draw:text-style-name="P4" draw:layer="layout" svg:width="0.858cm" svg:height="0.747cm" svg:x="0.995cm" svg:y="1.203cm">
          <draw:text-box>
            <text:p text:style-name="P2"><text:span text:style-name="T2">+</text:span></text:p>
          </draw:text-box>
        </draw:frame>
        <draw:frame draw:style-name="gr5" draw:text-style-name="P4" draw:layer="layout" svg:width="0.654cm" svg:height="0.747cm" svg:x="1.113cm" svg:y="2.032cm">
          <draw:text-box>
            <text:p text:style-name="P2"><text:span text:style-name="T2">-</text:span></text:p>
          </draw:text-box>
        </draw:frame>
        <draw:frame draw:style-name="gr5" draw:text-style-name="P4" draw:layer="layout" svg:width="0.714cm" svg:height="0.725cm" svg:x="1.097cm" svg:y="1.652cm">
          <draw:text-box>
            <text:p text:style-name="P2"><text:span text:style-name="T3">λ</text:span></text:p>
          </draw:text-box>
        </draw:frame>
        <draw:frame draw:style-name="gr6" draw:layer="layout" svg:width="0.324cm" svg:height="0.469cm" svg:x="1.615cm" svg:y="0.6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4" draw:layer="layout" svg:x1="1.636cm" svg:y1="1.289cm" svg:x2="2.367cm" svg:y2="1.299cm">
          <text:p/>
        </draw:line>
        <draw:frame draw:style-name="gr8" draw:text-style-name="P4" draw:id="id1" draw:layer="layout" svg:width="2.509cm" svg:height="0.747cm" svg:x="-0.004cm" svg:y="2.991cm">
          <draw:text-box>
            <text:p text:style-name="P2"><text:span text:style-name="T2">N</text:span><text:span text:style-name="T2"> ٹرن کائل</text:span></text:p>
          </draw:text-box>
        </draw:frame>
        <draw:connector draw:style-name="gr7" draw:text-style-name="P4" draw:layer="layout" draw:type="curve" draw:line-skew="0.271cm" svg:x1="1.25cm" svg:y1="2.991cm" svg:x2="2.31cm" svg:y2="2.748cm" draw:start-shape="id1" draw:start-glue-point="0" svg:d="m1250 2991c0-345 1060-224 1060-243">
          <text:p/>
        </draw:connector>
        <draw:line draw:style-name="gr2" draw:text-style-name="P1" draw:layer="layout" svg:x1="2.423cm" svg:y1="0.67cm" svg:x2="4.242cm" svg:y2="0.66cm">
          <text:p/>
        </draw:line>
        <draw:line draw:style-name="gr2" draw:text-style-name="P1" draw:layer="layout" svg:x1="2.413cm" svg:y1="3.423cm" svg:x2="4.252cm" svg:y2="3.423cm">
          <text:p/>
        </draw:line>
        <draw:line draw:style-name="gr2" draw:text-style-name="P1" draw:layer="layout" svg:x1="2.413cm" svg:y1="3.423cm" svg:x2="2.423cm" svg:y2="0.66cm">
          <text:p/>
        </draw:line>
        <draw:line draw:style-name="gr2" draw:text-style-name="P1" draw:layer="layout" svg:x1="2.85cm" svg:y1="2.997cm" svg:x2="3.785cm" svg:y2="2.997cm">
          <text:p/>
        </draw:line>
        <draw:line draw:style-name="gr2" draw:text-style-name="P1" draw:layer="layout" svg:x1="2.84cm" svg:y1="1.076cm" svg:x2="2.86cm" svg:y2="3.007cm">
          <text:p/>
        </draw:line>
        <draw:line draw:style-name="gr2" draw:text-style-name="P1" draw:layer="layout" svg:x1="3.805cm" svg:y1="1.097cm" svg:x2="2.84cm" svg:y2="1.097cm">
          <text:p/>
        </draw:line>
        <draw:line draw:style-name="gr2" draw:text-style-name="P1" draw:layer="layout" svg:x1="4.821cm" svg:y1="1.239cm" svg:x2="4.262cm" svg:y2="1.432cm">
          <text:p/>
        </draw:line>
        <draw:line draw:style-name="gr2" draw:text-style-name="P1" draw:layer="layout" svg:x1="4.811cm" svg:y1="1.402cm" svg:x2="4.252cm" svg:y2="1.595cm">
          <text:p/>
        </draw:line>
        <draw:line draw:style-name="gr2" draw:text-style-name="P1" draw:layer="layout" svg:x1="4.242cm" svg:y1="0.67cm" svg:x2="4.242cm" svg:y2="1.442cm">
          <text:p/>
        </draw:line>
        <draw:line draw:style-name="gr2" draw:text-style-name="P1" draw:layer="layout" svg:x1="4.252cm" svg:y1="3.403cm" svg:x2="4.252cm" svg:y2="1.574cm">
          <text:p/>
        </draw:line>
        <draw:line draw:style-name="gr2" draw:text-style-name="P1" draw:layer="layout" svg:x1="4.78cm" svg:y1="0.457cm" svg:x2="4.79cm" svg:y2="1.259cm">
          <text:p/>
        </draw:line>
        <draw:line draw:style-name="gr2" draw:text-style-name="P1" draw:layer="layout" svg:x1="4.78cm" svg:y1="3.22cm" svg:x2="4.79cm" svg:y2="1.402cm">
          <text:p/>
        </draw:line>
        <draw:line draw:style-name="gr2" draw:text-style-name="P1" draw:layer="layout" svg:x1="4.242cm" svg:y1="1.574cm" svg:x2="3.785cm" svg:y2="1.564cm">
          <text:p/>
        </draw:line>
        <draw:line draw:style-name="gr2" draw:text-style-name="P1" draw:layer="layout" svg:x1="4.252cm" svg:y1="1.432cm" svg:x2="3.774cm" svg:y2="1.422cm">
          <text:p/>
        </draw:line>
        <draw:line draw:style-name="gr2" draw:text-style-name="P1" draw:layer="layout" svg:x1="3.785cm" svg:y1="1.422cm" svg:x2="3.785cm" svg:y2="1.076cm">
          <text:p/>
        </draw:line>
        <draw:line draw:style-name="gr2" draw:text-style-name="P1" draw:layer="layout" svg:x1="3.785cm" svg:y1="2.997cm" svg:x2="3.785cm" svg:y2="1.564cm">
          <text:p/>
        </draw:line>
        <draw:line draw:style-name="gr2" draw:text-style-name="P1" draw:layer="layout" svg:x1="4.79cm" svg:y1="1.422cm" svg:x2="4.293cm" svg:y2="1.432cm">
          <text:p/>
        </draw:line>
        <draw:line draw:style-name="gr2" draw:text-style-name="P1" draw:layer="layout" svg:x1="3.774cm" svg:y1="1.544cm" svg:x2="4.11cm" svg:y2="1.422cm">
          <text:p/>
        </draw:line>
        <draw:line draw:style-name="gr2" draw:text-style-name="P1" draw:layer="layout" svg:x1="5.014cm" svg:y1="1.412cm" svg:x2="5.41cm" svg:y2="1.402cm">
          <text:p/>
        </draw:line>
        <draw:line draw:style-name="gr2" draw:text-style-name="P1" draw:layer="layout" svg:x1="5.024cm" svg:y1="1.239cm" svg:x2="5.42cm" svg:y2="1.229cm">
          <text:p/>
        </draw:line>
        <draw:line draw:style-name="gr2" draw:text-style-name="P1" draw:layer="layout" svg:x1="5.217cm" svg:y1="1.727cm" svg:x2="5.217cm" svg:y2="1.402cm">
          <text:p/>
        </draw:line>
        <draw:line draw:style-name="gr2" draw:text-style-name="P1" draw:layer="layout" svg:x1="5.126cm" svg:y1="1.544cm" svg:x2="5.217cm" svg:y2="1.422cm">
          <text:p/>
        </draw:line>
        <draw:line draw:style-name="gr2" draw:text-style-name="P1" draw:layer="layout" svg:x1="5.288cm" svg:y1="1.544cm" svg:x2="5.237cm" svg:y2="1.422cm">
          <text:p/>
        </draw:line>
        <draw:line draw:style-name="gr2" draw:text-style-name="P1" draw:layer="layout" svg:x1="6.172cm" svg:y1="0.772cm" svg:x2="5.207cm" svg:y2="0.762cm">
          <text:p/>
        </draw:line>
        <draw:line draw:style-name="gr2" draw:text-style-name="P1" draw:layer="layout" svg:x1="5.207cm" svg:y1="1.229cm" svg:x2="5.207cm" svg:y2="0.741cm">
          <text:p/>
        </draw:line>
        <draw:line draw:style-name="gr2" draw:text-style-name="P1" draw:layer="layout" svg:x1="5.319cm" svg:y1="1.076cm" svg:x2="5.207cm" svg:y2="1.209cm">
          <text:p/>
        </draw:line>
        <draw:line draw:style-name="gr2" draw:text-style-name="P1" draw:layer="layout" svg:x1="5.024cm" svg:y1="1.066cm" svg:x2="5.187cm" svg:y2="1.209cm">
          <text:p/>
        </draw:line>
        <draw:frame draw:style-name="gr9" draw:layer="layout" svg:width="0.853cm" svg:height="0.962cm" svg:x="6.02cm" svg:y="0.267cm">
          <draw:text-box>
            <text:p>d</text:p>
          </draw:text-box>
        </draw:frame>
        <draw:line draw:style-name="gr10" draw:text-style-name="P1" draw:id="id2" draw:layer="layout" svg:x1="4.79cm" svg:y1="1.848cm" svg:x2="4.242cm" svg:y2="2.021cm">
          <text:p/>
        </draw:line>
        <draw:line draw:style-name="gr10" draw:text-style-name="P1" draw:id="id4" draw:layer="layout" svg:x1="3.774cm" svg:y1="2.265cm" svg:x2="4.253cm" svg:y2="2.265cm">
          <text:p/>
        </draw:line>
        <draw:frame draw:style-name="gr9" draw:layer="layout" svg:width="0.853cm" svg:height="0.962cm" svg:x="5.725cm" svg:y="2.072cm">
          <draw:text-box>
            <text:p>L</text:p>
          </draw:text-box>
        </draw:frame>
        <draw:connector draw:style-name="gr7" draw:text-style-name="P1" draw:layer="layout" draw:type="curve" svg:x1="5.847cm" svg:y1="2.792cm" svg:x2="4.516cm" svg:y2="2.021cm" draw:end-shape="id2" draw:end-glue-point="2" svg:d="m5847 2792c0-202-1331 183-1331-771">
          <text:p/>
        </draw:connector>
        <draw:frame draw:style-name="gr9" draw:id="id3" draw:layer="layout" svg:width="0.959cm" svg:height="0.962cm" svg:x="5.715cm" svg:y="2.654cm">
          <draw:text-box>
            <text:p>C</text:p>
          </draw:text-box>
        </draw:frame>
        <draw:connector draw:style-name="gr7" draw:text-style-name="P1" draw:layer="layout" draw:type="curve" draw:line-skew="-0.792cm" svg:x1="5.715cm" svg:y1="3.135cm" svg:x2="4.013cm" svg:y2="2.265cm" draw:start-shape="id3" draw:end-shape="id4" draw:end-glue-point="0" svg:d="m5715 3135c-2284 0-1434-870-1702-870">
          <text:p/>
        </draw:connector>
        <draw:frame draw:style-name="gr9" draw:layer="layout" svg:width="2.056cm" svg:height="1.673cm" svg:x="6.854cm" svg:y="0.751cm">
          <draw:text-box>
            <text:p>d&lt;&lt;L</text:p>
            <text:p>d&lt;&lt;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18T13:52:52</meta:creation-date>
    <dc:date>2011-02-28T12:46:58</dc:date>
    <dc:creator>khalid khan</dc:creator>
    <meta:editing-duration>PT02H47M25S</meta:editing-duration>
    <meta:editing-cycles>23</meta:editing-cycles>
    <meta:generator>OpenOffice.org/3.1$Linux OpenOffice.org_project/310m19$Build-9420</meta:generator>
    <meta:document-statistic meta:object-count="7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